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b811" officeooo:paragraph-rsid="0011b811"/>
    </style:style>
    <style:style style:name="P2" style:family="paragraph" style:parent-style-name="Standard">
      <style:text-properties fo:font-size="14pt" fo:font-weight="bold" officeooo:rsid="0011b811" officeooo:paragraph-rsid="0011b811" style:font-size-asian="14pt" style:font-weight-asian="bold" style:font-size-complex="14pt" style:font-weight-complex="bold"/>
    </style:style>
    <style:style style:name="P3" style:family="paragraph" style:parent-style-name="Standard">
      <style:text-properties officeooo:rsid="0011d9f7" officeooo:paragraph-rsid="0011d9f7"/>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officeooo:paragraph-rsid="0011d9f7"/>
    </style:style>
    <style:style style:name="P6" style:family="paragraph" style:parent-style-name="Footer">
      <style:text-properties fo:font-weight="bold" officeooo:rsid="001f3a35" officeooo:paragraph-rsid="001f3a35" style:font-weight-asian="bold" style:font-weight-complex="bold"/>
    </style:style>
    <style:style style:name="P7" style:family="paragraph" style:parent-style-name="Header">
      <style:text-properties fo:font-weight="bold" officeooo:rsid="0020c926" officeooo:paragraph-rsid="0020c926" style:font-weight-asian="bold" style:font-weight-complex="bold"/>
    </style:style>
    <style:style style:name="P8" style:family="paragraph" style:parent-style-name="Standard">
      <style:paragraph-properties fo:text-align="center" style:justify-single-word="false"/>
      <style:text-properties style:text-line-through-style="none" style:text-line-through-type="none" fo:font-size="18pt" style:text-underline-style="solid" style:text-underline-width="auto" style:text-underline-color="font-color" fo:font-weight="bold" officeooo:rsid="0022037f" officeooo:paragraph-rsid="0022037f" style:font-size-asian="18pt" style:font-weight-asian="bold" style:font-size-complex="18pt" style:font-weight-complex="bold"/>
    </style:style>
    <style:style style:name="P9" style:family="paragraph" style:parent-style-name="Standard">
      <style:text-properties officeooo:rsid="0011b811" officeooo:paragraph-rsid="0011b811"/>
    </style:style>
    <style:style style:name="P10" style:family="paragraph" style:parent-style-name="Standard">
      <style:text-properties officeooo:rsid="0022037f" officeooo:paragraph-rsid="0022037f"/>
    </style:style>
    <style:style style:name="P11" style:family="paragraph" style:parent-style-name="Standard">
      <style:text-properties fo:font-size="16pt" fo:font-weight="bold" officeooo:rsid="0022037f" officeooo:paragraph-rsid="0022037f" style:font-size-asian="16pt" style:font-weight-asian="bold" style:font-size-complex="16pt" style:font-weight-complex="bold"/>
    </style:style>
    <style:style style:name="P12" style:family="paragraph" style:parent-style-name="Standard">
      <style:text-properties fo:font-size="16pt" fo:font-weight="bold" officeooo:rsid="00253715" officeooo:paragraph-rsid="00253715" style:font-size-asian="16pt" style:font-weight-asian="bold" style:font-size-complex="16pt" style:font-weight-complex="bold"/>
    </style:style>
    <style:style style:name="P13" style:family="paragraph" style:parent-style-name="Standard">
      <style:text-properties officeooo:rsid="00253715" officeooo:paragraph-rsid="00253715"/>
    </style:style>
    <style:style style:name="P14" style:family="paragraph" style:parent-style-name="Standard">
      <style:text-properties officeooo:rsid="0026bacb" officeooo:paragraph-rsid="0026bacb"/>
    </style:style>
    <style:style style:name="T1" style:family="text">
      <style:text-properties officeooo:rsid="0011d9f7"/>
    </style:style>
    <style:style style:name="T2" style:family="text">
      <style:text-properties officeooo:rsid="00155466"/>
    </style:style>
    <style:style style:name="T3" style:family="text">
      <style:text-properties officeooo:rsid="0018dcf7"/>
    </style:style>
    <style:style style:name="T4" style:family="text">
      <style:text-properties officeooo:rsid="001ba9fc"/>
    </style:style>
    <style:style style:name="T5" style:family="text">
      <style:text-properties officeooo:rsid="001f3a35"/>
    </style:style>
    <style:style style:name="T6" style:family="text">
      <style:text-properties officeooo:rsid="0022037f"/>
    </style:style>
    <style:style style:name="T7" style:family="text">
      <style:text-properties officeooo:rsid="0027e073"/>
    </style:style>
    <style:style style:name="T8" style:family="text">
      <style:text-properties officeooo:rsid="0029a2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Actividad 4.3.1: Teoría Accesibilidad</text:p>
      <text:p text:style-name="P1"/>
      <text:p text:style-name="P11">1. Indica y explica usando tus palabras, al menos 1 herramienta que se use para poder superar las barreras presentadas por las diferentes diversidades funcionales vistas en clases</text:p>
      <text:p text:style-name="P10"/>
      <text:p text:style-name="P2">D<text:span text:style-name="T4">iversidad funcional</text:span> visual</text:p>
      <text:p text:style-name="P1"><text:tab/>- JAWS (Job Access With Speech) es un software cuya principal función es la de fungir como un lector de pantalla para personas ciegas o con visión reducida, permitiendo convertir en audio la información que se muestra en la pantalla del ordenador . Para usar este software es necesario usar un sistema operativo Microsoft Windows.</text:p>
      <text:p text:style-name="P1"><text:tab/>- TalkBack es una opción incluida en los dispositivos móviles Android, que permite a las personas con visión reducida poder usar el dispositivo sin problemas, reproduciendo los textos a audio y feedback de vibración.</text:p>
      <text:p text:style-name="P1"/>
      <text:p text:style-name="P1"/>
      <text:p text:style-name="P2"><text:span text:style-name="T4">Diversidad funcional</text:span> mo<text:span text:style-name="T5">tora</text:span></text:p>
      <text:p text:style-name="P1"><text:tab/>- Dragon Naturally Speaking es un software de reconocimiento de voz que permite transcribirla a texto. Usado para la redacción de texto sin usar el teclado.</text:p>
      <text:p text:style-name="P1"><text:tab/>- Pulsador de dedo es un dispositivo de reducido tamaño especialmente diseñado para ser accionado con el movimiento de un dedo, pudiendo ser usado como único sistema de acceso.</text:p>
      <text:p text:style-name="P1"/>
      <text:p text:style-name="P2">D<text:span text:style-name="T4">iversidad funcional</text:span> auditiv<text:span text:style-name="T5">a</text:span></text:p>
      <text:p text:style-name="P1"><text:tab/>- <text:span text:style-name="T1">112 Accesible es una aplicación móvil pensada para aquellas personas con discapacidad auditiva que tienen dificultades para contactar con emergencias mediante una llamada de voz.</text:span></text:p>
      <text:p text:style-name="P1"><text:tab/>- <text:span text:style-name="T1">Rogervoice es una aplicación móvil que añade subtítulos a las llamadas telefónicas en tiempo real, permitiendo que personas con cierto grado de sordera puedan recibir y realizar llamadas.</text:span></text:p>
      <text:p text:style-name="P1"/>
      <text:p text:style-name="P1"/>
      <text:p text:style-name="P2">D<text:span text:style-name="T4">iversidad funcional</text:span> cognit<text:span text:style-name="T3">iv</text:span><text:span text:style-name="T5">a</text:span></text:p>
      <text:p text:style-name="P5"><text:span text:style-name="T1"><text:tab/>- La fuente </text:span>OpenDyslexic <text:span text:style-name="T2">es una fuente tipografía diseñada </text:span><text:span text:style-name="T3">específicamente para facilitar la lectura de las personas con dislexia, que suponen un 10% <text:s/>de la población mundial.</text:span></text:p>
      <text:p text:style-name="P4"/>
      <text:p text:style-name="P3"/>
      <text:p text:style-name="P12">2. Realiza una tabla, usando HTML y CSS, donde presentes un resumen de los principios, pautas, criterios de conformidad (al menos para conseguir un nivel de conformidad A) y, al menos, una técnica suficiente para conseguir dicho nivel de conformidad.</text:p>
      <text:p text:style-name="P13"/>
      <text:p text:style-name="P14">Los archivos se encuentran <text:span text:style-name="T7">subido</text:span><text:span text:style-name="T8">s </text:span><text:span text:style-name="T7">a la moodle</text:span></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20c926" officeooo:paragraph-rsid="0020c926" style:font-weight-asian="bold" style:font-weight-complex="bold"/>
    </style:style>
    <style:style style:name="MP2" style:family="paragraph" style:parent-style-name="Footer">
      <style:text-properties fo:font-weight="bold" officeooo:rsid="001f3a35" officeooo:paragraph-rsid="001f3a35" style:font-weight-asian="bold" style:font-weight-complex="bold"/>
    </style:style>
    <style:style style:name="MT1" style:family="text">
      <style:text-properties officeooo:rsid="002203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 <text:tab/><text:tab/><text:span text:style-name="MT1">Unidad 4.3 – Accesibilidad Web</text:span></text:p>
      </style:header>
      <style:footer>
        <text:p text:style-name="MP2">2ºDAW <text:tab/><text:tab/>Daniel Alfonso Rodríguez Santo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8T13:53:00.779000000</meta:creation-date>
    <dc:date>2024-01-29T23:27:57.045000000</dc:date>
    <meta:editing-duration>PT1H36M29S</meta:editing-duration>
    <meta:editing-cycles>18</meta:editing-cycles>
    <meta:generator>LibreOffice/7.3.6.2$Windows_X86_64 LibreOffice_project/c28ca90fd6e1a19e189fc16c05f8f8924961e12e</meta:generator>
    <meta:document-statistic meta:table-count="0" meta:image-count="0" meta:object-count="0" meta:page-count="1" meta:paragraph-count="17" meta:word-count="331" meta:character-count="2150" meta:non-whitespace-character-count="1823"/>
  </office:meta>
</office:document-meta>
</file>